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0abae"/>
    </style:style>
    <style:style style:name="T2" style:family="text">
      <style:text-properties officeooo:rsid="001a573e"/>
    </style:style>
    <style:style style:name="T3" style:family="text">
      <style:text-properties officeooo:rsid="001a9d59"/>
    </style:style>
    <style:style style:name="T4" style:family="text">
      <style:text-properties officeooo:rsid="001c52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p text:style-name="Title"><text:span text:style-name="T1">WPILib</text:span> LabVIEW <text:span text:style-name="T1">Math</text:span> </text:p>
      <text:p text:style-name="Title">Control / Trajectory Library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3">202</text:span><text:span text:style-name="T4">6</text:span><text:span text:style-name="T2">.</text:span><text:span text:style-name="T3"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6-01-19T23:22:24.591000000</dc:date>
    <dc:creator>Jim Simpson</dc:creator>
    <meta:editing-duration>PT10M1S</meta:editing-duration>
    <meta:editing-cycles>17</meta:editing-cycles>
    <meta:document-statistic meta:table-count="0" meta:image-count="0" meta:object-count="0" meta:page-count="2" meta:paragraph-count="4" meta:word-count="10" meta:character-count="71" meta:non-whitespace-character-count="64"/>
  </office:meta>
</office:document-meta>
</file>